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0.169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dentificadore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Etiqueta</text:p>
          </table:table-cell>
          <table:table-cell office:value-type="string">
            <text:p>Tamaño en bits</text:p>
          </table:table-cell>
          <table:table-cell office:value-type="string">
            <text:p>Descripcion</text:p>
          </table:table-cell>
          <table:table-cell office:value-type="string">
            <text:p>Unidades</text:p>
          </table:table-cell>
          <table:table-cell office:value-type="string">
            <text:p>Escal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0.1.1</text:p>
          </table:table-cell>
          <table:table-cell office:value-type="float" office:value="7">
            <text:p>7</text:p>
          </table:table-cell>
          <table:table-cell office:value-type="string">
            <text:p>WMO block number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1.2</text:p>
          </table:table-cell>
          <table:table-cell office:value-type="float" office:value="10">
            <text:p>10</text:p>
          </table:table-cell>
          <table:table-cell office:value-type="string">
            <text:p>WMO station number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.1</text:p>
          </table:table-cell>
          <table:table-cell office:value-type="float" office:value="2">
            <text:p>2</text:p>
          </table:table-cell>
          <table:table-cell office:value-type="string">
            <text:p>Type of station</text:p>
          </table:table-cell>
          <table:table-cell office:value-type="string">
            <text:p>Code Tabl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.121</text:p>
          </table:table-cell>
          <table:table-cell office:value-type="float" office:value="7">
            <text:p>7</text:p>
          </table:table-cell>
          <table:table-cell office:value-type="string">
            <text:p>Mean frequency</text:p>
          </table:table-cell>
          <table:table-cell office:value-type="string">
            <text:p>Hz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string">
            <text:p>0.2.125</text:p>
          </table:table-cell>
          <table:table-cell office:value-type="float" office:value="8">
            <text:p>8</text:p>
          </table:table-cell>
          <table:table-cell office:value-type="string">
            <text:p>Pulse repetition frequency</text:p>
          </table:table-cell>
          <table:table-cell office:value-type="string">
            <text:p>HZ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string">
            <text:p>0.2.135</text:p>
          </table:table-cell>
          <table:table-cell office:value-type="float" office:value="15">
            <text:p>15</text:p>
          </table:table-cell>
          <table:table-cell office:value-type="string">
            <text:p>Antenna elevation</text:p>
          </table:table-cell>
          <table:table-cell office:value-type="string">
            <text:p>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.2.3</text:p>
          </table:table-cell>
          <table:table-cell office:value-type="float" office:value="4">
            <text:p>4</text:p>
          </table:table-cell>
          <table:table-cell office:value-type="string">
            <text:p>Type of measuring equipment used</text:p>
          </table:table-cell>
          <table:table-cell office:value-type="string">
            <text:p>Code Tabl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1.1</text:p>
          </table:table-cell>
          <table:table-cell office:value-type="float" office:value="7">
            <text:p>7</text:p>
          </table:table-cell>
          <table:table-cell office:value-type="string">
            <text:p>Horizontal reflectivity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5.3</text:p>
          </table:table-cell>
          <table:table-cell office:value-type="float" office:value="8">
            <text:p>8</text:p>
          </table:table-cell>
          <table:table-cell office:value-type="string">
            <text:p>Number of integrated pulses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9.193</text:p>
          </table:table-cell>
          <table:table-cell office:value-type="float" office:value="16">
            <text:p>16</text:p>
          </table:table-cell>
          <table:table-cell office:value-type="string">
            <text:p>Longitud origen</text:p>
          </table:table-cell>
          <table:table-cell office:value-type="string">
            <text:p>º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string">
            <text:p>0.29.194</text:p>
          </table:table-cell>
          <table:table-cell office:value-type="float" office:value="15">
            <text:p>15</text:p>
          </table:table-cell>
          <table:table-cell office:value-type="string">
            <text:p>Latitud origen</text:p>
          </table:table-cell>
          <table:table-cell office:value-type="string">
            <text:p>º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string">
            <text:p>0.29.195</text:p>
          </table:table-cell>
          <table:table-cell office:value-type="float" office:value="26">
            <text:p>26</text:p>
          </table:table-cell>
          <table:table-cell office:value-type="string">
            <text:p>X-coordinate of the upper left corner of the upper left pixel of the image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9.196</text:p>
          </table:table-cell>
          <table:table-cell office:value-type="float" office:value="26">
            <text:p>26</text:p>
          </table:table-cell>
          <table:table-cell office:value-type="string">
            <text:p>Y-coordinate of the upper left corner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9.199</text:p>
          </table:table-cell>
          <table:table-cell office:value-type="float" office:value="26">
            <text:p>26</text:p>
          </table:table-cell>
          <table:table-cell office:value-type="string">
            <text:p>Semi-major axis of rotation ellipsoid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9.2</text:p>
          </table:table-cell>
          <table:table-cell office:value-type="float" office:value="3">
            <text:p>3</text:p>
          </table:table-cell>
          <table:table-cell office:value-type="string">
            <text:p>Coordinate grid type</text:p>
          </table:table-cell>
          <table:table-cell office:value-type="string">
            <text:p>Code Tabl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9.200</text:p>
          </table:table-cell>
          <table:table-cell office:value-type="float" office:value="26">
            <text:p>26</text:p>
          </table:table-cell>
          <table:table-cell office:value-type="string">
            <text:p>Semi-minor axis of rotation ellipsoid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29.201</text:p>
          </table:table-cell>
          <table:table-cell office:value-type="float" office:value="5">
            <text:p>5</text:p>
          </table:table-cell>
          <table:table-cell office:value-type="string">
            <text:p>Projection type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0.2</text:p>
          </table:table-cell>
          <table:table-cell office:value-type="float" office:value="8">
            <text:p>8</text:p>
          </table:table-cell>
          <table:table-cell office:value-type="string">
            <text:p>Pixel value (8 bits)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0.21</text:p>
          </table:table-cell>
          <table:table-cell office:value-type="float" office:value="12">
            <text:p>12</text:p>
          </table:table-cell>
          <table:table-cell office:value-type="string">
            <text:p>Number of pixels per row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0.22</text:p>
          </table:table-cell>
          <table:table-cell office:value-type="float" office:value="12">
            <text:p>12</text:p>
          </table:table-cell>
          <table:table-cell office:value-type="string">
            <text:p>Number of pixels per column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0.31</text:p>
          </table:table-cell>
          <table:table-cell office:value-type="float" office:value="4">
            <text:p>4</text:p>
          </table:table-cell>
          <table:table-cell office:value-type="string">
            <text:p>Picture type</text:p>
          </table:table-cell>
          <table:table-cell office:value-type="string">
            <text:p>Code Tabl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1.1</text:p>
          </table:table-cell>
          <table:table-cell office:value-type="float" office:value="8">
            <text:p>8</text:p>
          </table:table-cell>
          <table:table-cell office:value-type="string">
            <text:p>Delayed descriptor replication factor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1.12</text:p>
          </table:table-cell>
          <table:table-cell office:value-type="float" office:value="16">
            <text:p>16</text:p>
          </table:table-cell>
          <table:table-cell office:value-type="string">
            <text:p>Extended delayed descriptor and data repetition factor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1.2</text:p>
          </table:table-cell>
          <table:table-cell office:value-type="float" office:value="16">
            <text:p>16</text:p>
          </table:table-cell>
          <table:table-cell office:value-type="string">
            <text:p>Extended delayed descriptor replication factor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33.3</text:p>
          </table:table-cell>
          <table:table-cell office:value-type="float" office:value="3">
            <text:p>3</text:p>
          </table:table-cell>
          <table:table-cell office:value-type="string">
            <text:p>Quality information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4.1</text:p>
          </table:table-cell>
          <table:table-cell office:value-type="float" office:value="12">
            <text:p>12</text:p>
          </table:table-cell>
          <table:table-cell office:value-type="string">
            <text:p>Year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4.2</text:p>
          </table:table-cell>
          <table:table-cell office:value-type="float" office:value="4">
            <text:p>4</text:p>
          </table:table-cell>
          <table:table-cell office:value-type="string">
            <text:p>Month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4.3</text:p>
          </table:table-cell>
          <table:table-cell office:value-type="float" office:value="6">
            <text:p>6</text:p>
          </table:table-cell>
          <table:table-cell office:value-type="string">
            <text:p>Day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4.4</text:p>
          </table:table-cell>
          <table:table-cell office:value-type="float" office:value="5">
            <text:p>5</text:p>
          </table:table-cell>
          <table:table-cell office:value-type="string">
            <text:p>Hour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4.5</text:p>
          </table:table-cell>
          <table:table-cell office:value-type="float" office:value="6">
            <text:p>6</text:p>
          </table:table-cell>
          <table:table-cell office:value-type="string">
            <text:p>Minute</text:p>
          </table:table-cell>
          <table:table-cell office:value-type="string">
            <text:p>Numeric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5.2</text:p>
          </table:table-cell>
          <table:table-cell office:value-type="float" office:value="15">
            <text:p>15</text:p>
          </table:table-cell>
          <table:table-cell office:value-type="string">
            <text:p>Latitude (coarse accuracy)</text:p>
          </table:table-cell>
          <table:table-cell office:value-type="string">
            <text:p>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.5.31</text:p>
          </table:table-cell>
          <table:table-cell office:value-type="float" office:value="12">
            <text:p>12</text:p>
          </table:table-cell>
          <table:table-cell office:value-type="string">
            <text:p>Row number</text:p>
          </table:table-cell>
          <table:table-cell office:value-type="string">
            <text:p>Numeric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.5.33</text:p>
          </table:table-cell>
          <table:table-cell office:value-type="float" office:value="16">
            <text:p>16</text:p>
          </table:table-cell>
          <table:table-cell office:value-type="string">
            <text:p>Pixel size on horizontal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string">
            <text:p>0.6.2</text:p>
          </table:table-cell>
          <table:table-cell office:value-type="float" office:value="16">
            <text:p>16</text:p>
          </table:table-cell>
          <table:table-cell office:value-type="string">
            <text:p>Longitude (coarse accuracy)</text:p>
          </table:table-cell>
          <table:table-cell office:value-type="string">
            <text:p>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.6.33</text:p>
          </table:table-cell>
          <table:table-cell office:value-type="float" office:value="16">
            <text:p>16</text:p>
          </table:table-cell>
          <table:table-cell office:value-type="string">
            <text:p>Pixel size on horizontal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string">
            <text:p>0.7.1</text:p>
          </table:table-cell>
          <table:table-cell office:value-type="float" office:value="15">
            <text:p>15</text:p>
          </table:table-cell>
          <table:table-cell office:value-type="string">
            <text:p>Height of station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2297">
          <table:table-cell table:number-columns-repeated="7"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 table:number-rows-repeated="10462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cuencias" table:style-name="ta1" table:print="false">
        <table:table-column table:style-name="co7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>
            <text:p>3 01 001</text:p>
          </table:table-cell>
          <table:table-cell table:style-name="Default" office:value-type="string">
            <text:p>0 01 001</text:p>
          </table:table-cell>
          <table:table-cell office:value-type="string">
            <text:p>WMO block number</text:p>
          </table:table-cell>
        </table:table-row>
        <table:table-row table:style-name="ro1">
          <table:table-cell office:value-type="string">
            <text:p><text:s text:c="9"/></text:p>
          </table:table-cell>
          <table:table-cell table:style-name="Default" office:value-type="string">
            <text:p>0 01 002</text:p>
          </table:table-cell>
          <table:table-cell office:value-type="string">
            <text:p>WMO station number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(Radar reflectivity values)</text:p>
          </table:table-cell>
          <table:table-cell table:style-name="Default"/>
          <table:table-cell/>
        </table:table-row>
        <table:table-row table:style-name="ro1">
          <table:table-cell office:value-type="string">
            <text:p>3 13 009 </text:p>
          </table:table-cell>
          <table:table-cell table:style-name="Default" office:value-type="string">
            <text:p>0 21 001 </text:p>
          </table:table-cell>
          <table:table-cell office:value-type="string">
            <text:p>Horizontal reflectivity</text:p>
          </table:table-cell>
        </table:table-row>
        <table:table-row table:style-name="ro1">
          <table:table-cell/>
          <table:table-cell table:style-name="Default" office:value-type="string">
            <text:p>1 01 000 </text:p>
          </table:table-cell>
          <table:table-cell office:value-type="string">
            <text:p>Delayed replication of 1 descriptor</text:p>
          </table:table-cell>
        </table:table-row>
        <table:table-row table:style-name="ro1">
          <table:table-cell/>
          <table:table-cell table:style-name="Default" office:value-type="string">
            <text:p>0 31 001 </text:p>
          </table:table-cell>
          <table:table-cell office:value-type="string">
            <text:p>Replication factor</text:p>
          </table:table-cell>
        </table:table-row>
        <table:table-row table:style-name="ro1">
          <table:table-cell/>
          <table:table-cell table:style-name="Default" office:value-type="string">
            <text:p>0 21 001 </text:p>
          </table:table-cell>
          <table:table-cell office:value-type="string">
            <text:p>Horizontal reflectivity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3 01 192 </text:p>
          </table:table-cell>
          <table:table-cell office:value-type="string">
            <text:p>0 04 001</text:p>
          </table:table-cell>
          <table:table-cell office:value-type="string">
            <text:p>Year</text:p>
          </table:table-cell>
        </table:table-row>
        <table:table-row table:style-name="ro1">
          <table:table-cell/>
          <table:table-cell office:value-type="string">
            <text:p>0 04 002</text:p>
          </table:table-cell>
          <table:table-cell office:value-type="string">
            <text:p>Month</text:p>
          </table:table-cell>
        </table:table-row>
        <table:table-row table:style-name="ro1">
          <table:table-cell/>
          <table:table-cell office:value-type="string">
            <text:p>0 04 003</text:p>
          </table:table-cell>
          <table:table-cell office:value-type="string">
            <text:p>Day</text:p>
          </table:table-cell>
        </table:table-row>
        <table:table-row table:style-name="ro1">
          <table:table-cell/>
          <table:table-cell office:value-type="string">
            <text:p>0 04 004</text:p>
          </table:table-cell>
          <table:table-cell office:value-type="string">
            <text:p>Hour</text:p>
          </table:table-cell>
        </table:table-row>
        <table:table-row table:style-name="ro1">
          <table:table-cell/>
          <table:table-cell office:value-type="string">
            <text:p>0 04 005</text:p>
          </table:table-cell>
          <table:table-cell office:value-type="string">
            <text:p>Minute</text:p>
          </table:table-cell>
        </table:table-row>
        <table:table-row table:style-name="ro1">
          <table:table-cell/>
          <table:table-cell office:value-type="string">
            <text:p>0 05 020</text:p>
          </table:table-cell>
          <table:table-cell office:value-type="string">
            <text:p>Latitude (NW)</text:p>
          </table:table-cell>
        </table:table-row>
        <table:table-row table:style-name="ro1">
          <table:table-cell/>
          <table:table-cell office:value-type="string">
            <text:p>0 06 002</text:p>
          </table:table-cell>
          <table:table-cell table:style-name="ce3" office:value-type="string">
            <text:p>Longitude (NW)</text:p>
          </table:table-cell>
        </table:table-row>
        <table:table-row table:style-name="ro1">
          <table:table-cell/>
          <table:table-cell office:value-type="string">
            <text:p>0 05 002</text:p>
          </table:table-cell>
          <table:table-cell office:value-type="string">
            <text:p>Latitude (NE)</text:p>
          </table:table-cell>
        </table:table-row>
        <table:table-row table:style-name="ro1">
          <table:table-cell/>
          <table:table-cell office:value-type="string">
            <text:p>0 06 002</text:p>
          </table:table-cell>
          <table:table-cell office:value-type="string">
            <text:p>Longitude (NE)</text:p>
          </table:table-cell>
        </table:table-row>
        <table:table-row table:style-name="ro1">
          <table:table-cell/>
          <table:table-cell office:value-type="string">
            <text:p>0 05 002</text:p>
          </table:table-cell>
          <table:table-cell office:value-type="string">
            <text:p>Latitude (SE)</text:p>
          </table:table-cell>
        </table:table-row>
        <table:table-row table:style-name="ro1">
          <table:table-cell/>
          <table:table-cell office:value-type="string">
            <text:p>0 06 002</text:p>
          </table:table-cell>
          <table:table-cell office:value-type="string">
            <text:p>Longitude (SE)</text:p>
          </table:table-cell>
        </table:table-row>
        <table:table-row table:style-name="ro1">
          <table:table-cell/>
          <table:table-cell office:value-type="string">
            <text:p>0 05 002</text:p>
          </table:table-cell>
          <table:table-cell office:value-type="string">
            <text:p>Latitude (coarse accuracy)</text:p>
          </table:table-cell>
        </table:table-row>
        <table:table-row table:style-name="ro1">
          <table:table-cell/>
          <table:table-cell office:value-type="string">
            <text:p>0 06 002</text:p>
          </table:table-cell>
          <table:table-cell office:value-type="string">
            <text:p>Longitude (coarse accuracy)</text:p>
          </table:table-cell>
        </table:table-row>
        <table:table-row table:style-name="ro1">
          <table:table-cell/>
          <table:table-cell office:value-type="string">
            <text:p>0 29 201</text:p>
          </table:table-cell>
          <table:table-cell office:value-type="string">
            <text:p>Projection type</text:p>
          </table:table-cell>
        </table:table-row>
        <table:table-row table:style-name="ro1">
          <table:table-cell/>
          <table:table-cell office:value-type="string">
            <text:p>0 05 002</text:p>
          </table:table-cell>
          <table:table-cell office:value-type="string">
            <text:p>Latitude (coarse accuracy)</text:p>
          </table:table-cell>
        </table:table-row>
        <table:table-row table:style-name="ro1">
          <table:table-cell/>
          <table:table-cell office:value-type="string">
            <text:p>0 06 002</text:p>
          </table:table-cell>
          <table:table-cell office:value-type="string">
            <text:p>Longitude (coarse accuracy)</text:p>
          </table:table-cell>
        </table:table-row>
        <table:table-row table:style-name="ro1">
          <table:table-cell/>
          <table:table-cell office:value-type="string">
            <text:p>0 05 033</text:p>
          </table:table-cell>
          <table:table-cell office:value-type="string">
            <text:p>Pixel size on horizontal - 1</text:p>
          </table:table-cell>
        </table:table-row>
        <table:table-row table:style-name="ro1">
          <table:table-cell/>
          <table:table-cell office:value-type="string">
            <text:p>0 06 033</text:p>
          </table:table-cell>
          <table:table-cell office:value-type="string">
            <text:p>Pixel size on horizontal - 2</text:p>
          </table:table-cell>
        </table:table-row>
        <table:table-row table:style-name="ro1">
          <table:table-cell/>
          <table:table-cell office:value-type="string">
            <text:p>0 30 021</text:p>
          </table:table-cell>
          <table:table-cell office:value-type="string">
            <text:p>Number of pixels per row</text:p>
          </table:table-cell>
        </table:table-row>
        <table:table-row table:style-name="ro1">
          <table:table-cell/>
          <table:table-cell office:value-type="string">
            <text:p>0 30 022</text:p>
          </table:table-cell>
          <table:table-cell office:value-type="string">
            <text:p>Number of pixels per column</text:p>
          </table:table-cell>
        </table:table-row>
      </table:table>
      <table:database-ranges>
        <table:database-range table:name="__Anonymous_Sheet_DB__0" table:target-range-address="Identificadores.A3:Identificadores.G10482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20:1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raga</meta:initial-creator>
    <meta:creation-date>2011-09-28T19:49:02</meta:creation-date>
    <dc:date>2012-04-20T20:12:09</dc:date>
    <dc:creator>User </dc:creator>
    <meta:editing-duration>PT1H18M53S</meta:editing-duration>
    <meta:editing-cycles>4</meta:editing-cycles>
    <meta:generator>LibreOffice/3.4$Unix LibreOffice_project/340m1$Build-502</meta:generator>
    <meta:document-statistic meta:table-count="2" meta:cell-count="237" meta:object-count="0"/>
  </office:meta>
</office:document-meta>
</file>